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B... By continuing north, one may reach
a relaxing port town of great repute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 office:value-type="string">
            <text:p>Warrior of Inner Battles
“However, it is a place which represents
failure—in none other tha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So, one must continue. O-Onwards to the
road of trials... *squirm*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demons of sin, who well forth from
one's being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resist their foul enticement, and
prove their worthiness as a true warrior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Warrior of Inner Battles
“I will not lose... I-I will not give in...
*squirm*... *fidget*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